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76618" officeooo:paragraph-rsid="00176618"/>
    </style:style>
    <style:style style:name="P2" style:family="paragraph" style:parent-style-name="Standard">
      <style:paragraph-properties fo:text-align="end" style:justify-single-word="false" style:writing-mode="rl-tb"/>
      <style:text-properties officeooo:rsid="0017b526" officeooo:paragraph-rsid="0017e6af"/>
    </style:style>
    <style:style style:name="P3" style:family="paragraph" style:parent-style-name="Standard">
      <style:paragraph-properties fo:text-align="end" style:justify-single-word="false" style:writing-mode="rl-tb"/>
      <style:text-properties officeooo:rsid="0017e6af" officeooo:paragraph-rsid="0017e6af"/>
    </style:style>
    <style:style style:name="P4" style:family="paragraph" style:parent-style-name="Standard">
      <style:paragraph-properties fo:text-align="end" style:justify-single-word="false" style:writing-mode="rl-tb"/>
      <style:text-properties officeooo:rsid="001835f7" officeooo:paragraph-rsid="001835f7"/>
    </style:style>
    <style:style style:name="P5" style:family="paragraph" style:parent-style-name="Standard">
      <style:paragraph-properties fo:text-align="end" style:justify-single-word="false" style:writing-mode="rl-tb"/>
      <style:text-properties officeooo:rsid="00187994" officeooo:paragraph-rsid="00187994"/>
    </style:style>
    <style:style style:name="P6" style:family="paragraph" style:parent-style-name="Standard">
      <style:paragraph-properties fo:text-align="end" style:justify-single-word="false" style:writing-mode="rl-tb"/>
      <style:text-properties officeooo:paragraph-rsid="0020e09a"/>
    </style:style>
    <style:style style:name="P7" style:family="paragraph" style:parent-style-name="Standard">
      <style:paragraph-properties fo:text-align="end" style:justify-single-word="false" style:writing-mode="rl-tb"/>
      <style:text-properties officeooo:rsid="0018d4f1" officeooo:paragraph-rsid="0018d4f1"/>
    </style:style>
    <style:style style:name="P8" style:family="paragraph" style:parent-style-name="Standard">
      <style:paragraph-properties fo:text-align="end" style:justify-single-word="false" style:writing-mode="rl-tb"/>
      <style:text-properties officeooo:rsid="001a1dee" officeooo:paragraph-rsid="001a1dee"/>
    </style:style>
    <style:style style:name="P9" style:family="paragraph" style:parent-style-name="Standard">
      <style:paragraph-properties fo:text-align="end" style:justify-single-word="false" style:writing-mode="rl-tb"/>
      <style:text-properties officeooo:rsid="001bdb55" officeooo:paragraph-rsid="001bdb55"/>
    </style:style>
    <style:style style:name="P10" style:family="paragraph" style:parent-style-name="Standard">
      <style:paragraph-properties fo:text-align="end" style:justify-single-word="false" style:writing-mode="rl-tb"/>
      <style:text-properties officeooo:rsid="001e0485" officeooo:paragraph-rsid="001fee7c"/>
    </style:style>
    <style:style style:name="P11" style:family="paragraph" style:parent-style-name="Standard">
      <style:paragraph-properties fo:text-align="end" style:justify-single-word="false" style:writing-mode="rl-tb"/>
      <style:text-properties officeooo:rsid="0020262d" officeooo:paragraph-rsid="0020262d"/>
    </style:style>
    <style:style style:name="P12" style:family="paragraph" style:parent-style-name="Standard">
      <style:paragraph-properties fo:text-align="end" style:justify-single-word="false" style:writing-mode="rl-tb"/>
      <style:text-properties officeooo:rsid="0020e09a" officeooo:paragraph-rsid="0020e09a"/>
    </style:style>
    <style:style style:name="P13" style:family="paragraph" style:parent-style-name="Standard">
      <style:paragraph-properties fo:text-align="end" style:justify-single-word="false" style:writing-mode="rl-tb"/>
      <style:text-properties officeooo:rsid="0021bd5e" officeooo:paragraph-rsid="0021bd5e"/>
    </style:style>
    <style:style style:name="P14" style:family="paragraph" style:parent-style-name="Standard">
      <style:paragraph-properties fo:text-align="end" style:justify-single-word="false" style:writing-mode="rl-tb"/>
      <style:text-properties officeooo:rsid="0022f33d" officeooo:paragraph-rsid="0022f33d"/>
    </style:style>
    <style:style style:name="T1" style:family="text">
      <style:text-properties officeooo:rsid="0017e6af"/>
    </style:style>
    <style:style style:name="T2" style:family="text">
      <style:text-properties officeooo:rsid="001835f7"/>
    </style:style>
    <style:style style:name="T3" style:family="text">
      <style:text-properties officeooo:rsid="00187994"/>
    </style:style>
    <style:style style:name="T4" style:family="text">
      <style:text-properties officeooo:rsid="001a1dee"/>
    </style:style>
    <style:style style:name="T5" style:family="text">
      <style:text-properties officeooo:rsid="001ce250"/>
    </style:style>
    <style:style style:name="T6" style:family="text">
      <style:text-properties officeooo:rsid="001e5e3f"/>
    </style:style>
    <style:style style:name="T7" style:family="text">
      <style:text-properties officeooo:rsid="001fee7c"/>
    </style:style>
    <style:style style:name="T8" style:family="text">
      <style:text-properties officeooo:rsid="0020e0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۱:</text:p>
      <text:p text:style-name="P1">محتویات پوشه شامل فایل کانفیگ گیت و برنچ ها و لاه های مربوط به کامیت ها و کامیت های پروژه می باشد قراردادن آن در مخزن ریموت باث می شود که اطلاعات مربوط به پروژه مثلا سکرت های مربوط به پروژه در اختیار عموم قرار بگیرد</text:p>
      <text:p text:style-name="P1">۲-</text:p>
      <text:p text:style-name="P1">کامیت در گیت به معنای عملیاتی است که روی مجموعه ای از فایل ها و مسیر ها عمل می کند.</text:p>
      <text:p text:style-name="P2">ابتدا فایل های ما در بخش <text:s/>working directory قرار دارند که در این جا فایل ها و تغییرات آنها ترک نمی شوند به این بخش untracked نیز می گویند حال اگر ما در فایل خود تغیری دهیم این تغییرات به</text:p>
      <text:p text:style-name="P2"><text:span text:style-name="T1">ما سه تا حالت برای هر فایل داریم </text:span></text:p>
      <text:p text:style-name="P2"><text:span text:style-name="T1">۱- untracked</text:span></text:p>
      <text:p text:style-name="P2"><text:span text:style-name="T1">2 – unmodified (staging)</text:span></text:p>
      <text:p text:style-name="P2"><text:span text:style-name="T1">3- modified</text:span> <text:span text:style-name="T1">(commit history)</text:span></text:p>
      <text:p text:style-name="P3"><text:s/>هر کامیت در واقع تغییرات فایل می باشد با دستور git add <text:s/>تغییرات <text:s/>از worrking direcrory وارد قسمت staging می شود. در این جا <text:span text:style-name="T2">و تغییرات ما در حال track شدن می باشد یعنی آماده هست برای این که به ریپوزیتوری اصلی لوکال ارسال شود. اگر فایلی را که به حالت staging برده باشیم و دوباره روی آن تغییراتی بدهیم اصطلاحا modified شده باشدباز هم می توانیم با git add آن را به staging ببریم یعنی تغییرات را باز به مرحله staging ببریم </text:span></text:p>
      <text:p text:style-name="P5">برای انتقال تغییرات به ریپوزیتوری لوکال <text:s text:c="2"/>از دستور <text:s/>git commit استفاده می کنیم و برای هر تغییر خود یک کامنت در نظر می گیریم برای بررسی تغییرات از دستورات <text:s/>git status , <text:s/>و git log استفاده می کنیم git status <text:s/>برای بررسی وضعیت در مرحله untracked و <text:s/>statging استفاده می شود <text:s/>و با git log می توان لاگ تغییرات داخل ریپوزیتوری را مشاهده نمود.</text:p>
      <text:p text:style-name="P4"><text:s/><text:span text:style-name="T3">۳- </text:span></text:p>
      <text:p text:style-name="P4"/>
      <text:p text:style-name="P4"/>
      <text:p text:style-name="P5">git <text:s/>یک سیستم ورژن کنرولر distributed هست.</text:p>
      <text:p text:style-name="P5">دو نوع سیستم کنترولر ورژن داریم centralized و <text:s/>distributed <text:s/>که تفاوت اصلی آنها در شیوه ذخیره سازی داده ها می باشد.</text:p>
      <text:p text:style-name="P5"><text:span text:style-name="Strong_20_Emphasis">سیستم‌های کنترل ورژن متمرکز یا Centeralized</text:span> : در این نوع VCS‌ها تمام داده‌ها بر روی یک سرور مرکزی ذخیره می‌شوند و شیوه دسترسی به اطلاعات به صورت Client / Server می‌باشد. یعنی اگر برنامه نویسان بخواهند تغییراتی در پروژه ایجاد کنند باید به سرور مرکزی متصل باشند، در غیر اینصورت نمی‌توانند به اطلاعات پروژه دست پیدا کنند.</text:p>
      <text:p text:style-name="P5"><text:span text:style-name="Strong_20_Emphasis">سیستم‌های کنترل ورژن توزیع شده یا Distributed </text:span>: در این نوع سیستم ها، اطلاعات پروژه در دسترس هر یک از برنامه نویسان قرار می‌گیرد و هر وقت که بخواهند می‌توانند تغییرات مورد نظرشان در آن ایجاد و سپس در زمان مد نظرشان آن‌ها را با سرور همگان سازی کنند. مزیت این VCS‌ها این است که اگر سرور اصلی در دسترس نبود، همچنان برنامه نویسان می‌توانند تغییرات ایجاد شده را در سیستم خودشان اعمال کنند. سپس در زمانی که ارتباط با سرور برقرار شد، اطلاعات و تغییرات آن‌ها با سرور اصلی هنگام سازی می‌شود. یکی از مهمترین سیستم‌های کنترل ورژن توزیع شده، GIT می‌باشد.</text:p>
      <text:p text:style-name="P5"/>
      <text:p text:style-name="P5"><text:s/>۴- </text:p>
      <text:p text:style-name="P7">در مرحله اول ما در working directory هستیم که فیل های مربوط به پروژه در این فولدر هستند با دستور git add تغییرات <text:s/>در مرحله staging قرار می کیرند و به اصطلاح track می شوند و باز اگر تغییری را در فایل داشته باشیم با git <text:s text:c="2"/>add <text:s/>این تغیییرات در staging اضافه میشوند برای ذخیره تغیرات خود در local repository <text:s text:c="2"/>باید از دستور <text:s/>git commit <text:s/>استفاده کنیم که با سوییچ -m یک کامنت برای تغییرات خود تعریف می کنیم.</text:p>
      <text:p text:style-name="P7">فرض کنیم که می خواهیم یک کا<text:span text:style-name="T4">م</text:span><text:span text:style-name="T7">ی</text:span>ت را حذف کنیم و فایل را به حالت untracked <text:s/>برگردانیم برای این کار از </text:p>
      <text:p text:style-name="P7">git reset idhash –mixed</text:p>
      <text:p text:style-name="P11"><text:soft-page-break/>منظور ازhashid آی دی مربوط به کانیتی است که می خواهیم head روی آن قرار بگیرد</text:p>
      <text:p text:style-name="P7"><text:s/>فرض کنیم که فایل ما در حالت untracked هست و می خواهیم تغییرات در فایل به <text:span text:style-name="T5">ح</text:span>الت اول برگردد از دستور <text:s/>git checkout <text:s/>+ نام فایل استفاده می کنیم</text:p>
      <text:p text:style-name="P8">برای حذت کامیت ها و بازگردانی <text:s/>از local repo به حالت <text:s/>staging از دستور <text:s/>git commit –soft برای یک کامیت خاص <text:s/>استفاده می کنیم<text:span text:style-name="T7">(کامیتی که می خواهیم HEAD روی آن قرار بگیرد)</text:span> در این حالت تغییراتی که در<text:span text:style-name="T7">دا</text:span>اخل کامیت حذف شده بود را به حالت staging می برد <text:span text:style-name="T6">دقت کنید که اگر دربین کامیت ها فایلی ایجاد کرده باشیم آن فایل حذف نمی شود.</text:span></text:p>
      <text:p text:style-name="P9">برای حذف کامیت و حذف از حالت stageو و حذف فایل <text:s/>از دستور git reset –hardاستفاده می کنیم</text:p>
      <text:p text:style-name="P9"/>
      <text:p text:style-name="P10">فرض که تغییرات ما در حالت stage قرار دارد و می خواهیم به <text:s/>working direcroryبرگردیم از دستور</text:p>
      <text:p text:style-name="P10"><text:s/>git reset HEAD + نام فایل</text:p>
      <text:p text:style-name="P10"><text:s/>استفاده می کنیم که در واقع تغییرات را به آخرین کامیت برمی گردانیم و تغییرات ما هنوز حذف نشده اند برای پاک کردن تغییرات از <text:s/>working directory نیز از git checkout – +نام فایل استفاده می کنیم.</text:p>
      <text:p text:style-name="P10"/>
      <text:p text:style-name="P12">۵-</text:p>
      <text:p text:style-name="P12">برای حالتی است که که می خواهیم فایلی رو در working directory تغییر دهیم و نمی خواهیم آن را در stageب ببریم و یا آن را کانیت کنیم در این حالت آن را به <text:s/>stash می بریم</text:p>
      <text:p text:style-name="P12">تغییرات کامین نشده و هم آنهایی که staged شده اند و هم آنهایی که staged <text:s/>نشده اند را می گیرد و برای استفاده بهدی ذخیره می کند.</text:p>
      <text:p text:style-name="P12">با دستور git stash می توانیم stash کنیم و با دستور <text:s/></text:p>
      <text:p text:style-name="P6"><text:span text:style-name="T8">git stash pop نیز از این حالت خارج شویم . برای اضافه کردن پیام به stash از دستور <text:s/></text:span>git stash save <text:s/><text:span text:style-name="T8">استفاده می کنیم</text:span></text:p>
      <text:p text:style-name="P13">با دستور git stash list می توانیم لیست stash ها را ببینیم</text:p>
      <text:p text:style-name="P14">برای پاک کردن یک stash از دستور git stash drop استفاده کنی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2T22:36:01.158827487</meta:creation-date>
    <dc:date>2023-01-03T00:31:31.585728682</dc:date>
    <meta:editing-duration>PT1H2M55S</meta:editing-duration>
    <meta:editing-cycles>11</meta:editing-cycles>
    <meta:generator>LibreOffice/6.4.7.2$Linux_X86_64 LibreOffice_project/40$Build-2</meta:generator>
    <meta:document-statistic meta:table-count="0" meta:image-count="0" meta:object-count="0" meta:page-count="2" meta:paragraph-count="34" meta:word-count="876" meta:character-count="4367" meta:non-whitespace-character-count="3474"/>
  </office:meta>
</office:document-meta>
</file>